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1000000E3F6CC805F852F35F0.png" manifest:media-type="image/png"/>
  <manifest:file-entry manifest:full-path="Pictures/1000140D000013F40000176E700D3F4A4C80EFBF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7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Long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49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32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/>
      <style:paragraph-properties fo:margin-left="0cm" fo:margin-right="0cm" fo:margin-top="0cm" fo:margin-bottom="0cm" fo:text-align="center" fo:text-indent="0cm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32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3.051cm" svg:height="3.583cm" svg:x="6.024cm" svg:y="2.778cm">
              <draw:image xlink:href="Pictures/1000140D000013F40000176E700D3F4A4C80EFBF.svg" xlink:type="simple" xlink:show="embed" xlink:actuate="onLoad" loext:mime-type="image/svg+xml">
                <text:p text:style-name="P1"><text:span text:style-name="T1">B</text:span></text:p>
              </draw:image>
              <draw:image xlink:href="Pictures/10000201000000C1000000E3F6CC805F852F35F0.png" xlink:type="simple" xlink:show="embed" xlink:actuate="onLoad" loext:mime-type="image/png"/>
            </draw:frame>
            <draw:frame draw:style-name="gr1" draw:text-style-name="P1" draw:layer="layout" svg:width="3.051cm" svg:height="3.583cm" svg:x="1.729cm" svg:y="2.778cm">
              <draw:image xlink:href="Pictures/1000140D000013F40000176E700D3F4A4C80EFBF.svg" xlink:type="simple" xlink:show="embed" xlink:actuate="onLoad" loext:mime-type="image/svg+xml">
                <text:p text:style-name="P1"><text:span text:style-name="T1">A</text:span></text:p>
              </draw:image>
              <draw:image xlink:href="Pictures/10000201000000C1000000E3F6CC805F852F35F0.png" xlink:type="simple" xlink:show="embed" xlink:actuate="onLoad" loext:mime-type="image/png"/>
            </draw:frame>
            <draw:frame draw:style-name="gr2" draw:text-style-name="P3" draw:layer="layout" svg:width="4.191cm" svg:height="0.962cm" svg:x="3.31cm" svg:y="6.413cm">
              <draw:text-box>
                <text:p text:style-name="P2">Score: 0.12</text:p>
              </draw:text-box>
            </draw:frame>
            <draw:frame draw:style-name="gr3" draw:text-style-name="P5" draw:layer="layout" svg:width="7.239cm" svg:height="1.135cm" svg:x="1.786cm" svg:y="1.643cm">
              <draw:text-box>
                <text:p text:style-name="P4"><text:span text:style-name="T2">True Non-Match</text:span></text:p>
              </draw:text-box>
            </draw:frame>
          </draw:g>
          <draw:g>
            <draw:frame draw:style-name="gr1" draw:text-style-name="P1" draw:layer="layout" svg:width="3.059cm" svg:height="3.592cm" svg:x="16.713cm" svg:y="2.778cm">
              <draw:image xlink:href="Pictures/1000140D000013F40000176E700D3F4A4C80EFBF.svg" xlink:type="simple" xlink:show="embed" xlink:actuate="onLoad" loext:mime-type="image/svg+xml">
                <text:p text:style-name="P1"><text:span text:style-name="T1">A</text:span></text:p>
              </draw:image>
              <draw:image xlink:href="Pictures/10000201000000C1000000E3F6CC805F852F35F0.png" xlink:type="simple" xlink:show="embed" xlink:actuate="onLoad" loext:mime-type="image/png"/>
            </draw:frame>
            <draw:frame draw:style-name="gr1" draw:text-style-name="P1" draw:layer="layout" svg:width="3.059cm" svg:height="3.592cm" svg:x="12.406cm" svg:y="2.778cm">
              <draw:image xlink:href="Pictures/1000140D000013F40000176E700D3F4A4C80EFBF.svg" xlink:type="simple" xlink:show="embed" xlink:actuate="onLoad" loext:mime-type="image/svg+xml">
                <text:p text:style-name="P1"><text:span text:style-name="T1">A</text:span></text:p>
              </draw:image>
              <draw:image xlink:href="Pictures/10000201000000C1000000E3F6CC805F852F35F0.png" xlink:type="simple" xlink:show="embed" xlink:actuate="onLoad" loext:mime-type="image/png"/>
            </draw:frame>
            <draw:frame draw:style-name="gr4" draw:text-style-name="P6" draw:layer="layout" svg:width="4.191cm" svg:height="0.962cm" svg:x="13.978cm" svg:y="6.423cm">
              <draw:text-box>
                <text:p text:style-name="P2">Score: 0.97</text:p>
              </draw:text-box>
            </draw:frame>
            <draw:frame draw:style-name="gr3" draw:text-style-name="P5" draw:layer="layout" svg:width="7.239cm" svg:height="1.135cm" svg:x="12.454cm" svg:y="1.635cm">
              <draw:text-box>
                <text:p text:style-name="P4"><text:span text:style-name="T2">True Match</text:span></text:p>
              </draw:text-box>
            </draw:frame>
          </draw:g>
        </draw:g>
        <draw:g>
          <draw:g>
            <draw:frame draw:style-name="gr1" draw:text-style-name="P1" draw:layer="layout" svg:width="3.051cm" svg:height="3.583cm" svg:x="6.028cm" svg:y="13.76cm">
              <draw:image xlink:href="Pictures/1000140D000013F40000176E700D3F4A4C80EFBF.svg" xlink:type="simple" xlink:show="embed" xlink:actuate="onLoad" loext:mime-type="image/svg+xml">
                <text:p text:style-name="P1"><text:span text:style-name="T1">B</text:span></text:p>
              </draw:image>
              <draw:image xlink:href="Pictures/10000201000000C1000000E3F6CC805F852F35F0.png" xlink:type="simple" xlink:show="embed" xlink:actuate="onLoad" loext:mime-type="image/png"/>
            </draw:frame>
            <draw:frame draw:style-name="gr1" draw:text-style-name="P1" draw:layer="layout" svg:width="3.051cm" svg:height="3.583cm" svg:x="1.733cm" svg:y="13.76cm">
              <draw:image xlink:href="Pictures/1000140D000013F40000176E700D3F4A4C80EFBF.svg" xlink:type="simple" xlink:show="embed" xlink:actuate="onLoad" loext:mime-type="image/svg+xml">
                <text:p text:style-name="P1"><text:span text:style-name="T1">A</text:span></text:p>
              </draw:image>
              <draw:image xlink:href="Pictures/10000201000000C1000000E3F6CC805F852F35F0.png" xlink:type="simple" xlink:show="embed" xlink:actuate="onLoad" loext:mime-type="image/png"/>
            </draw:frame>
            <draw:frame draw:style-name="gr2" draw:text-style-name="P3" draw:layer="layout" svg:width="4.191cm" svg:height="0.962cm" svg:x="3.314cm" svg:y="17.395cm">
              <draw:text-box>
                <text:p text:style-name="P2">Score: 0.92</text:p>
              </draw:text-box>
            </draw:frame>
            <draw:frame draw:style-name="gr3" draw:text-style-name="P5" draw:layer="layout" svg:width="7.239cm" svg:height="1.135cm" svg:x="1.79cm" svg:y="12.625cm">
              <draw:text-box>
                <text:p text:style-name="P4"><text:span text:style-name="T2">Fa</text:span><text:span text:style-name="T2">ls</text:span><text:span text:style-name="T2">e </text:span><text:span text:style-name="T2">M</text:span><text:span text:style-name="T2">at</text:span><text:span text:style-name="T2">ch</text:span></text:p>
              </draw:text-box>
            </draw:frame>
          </draw:g>
          <draw:g>
            <draw:frame draw:style-name="gr1" draw:text-style-name="P1" draw:layer="layout" svg:width="3.059cm" svg:height="3.592cm" svg:x="16.708cm" svg:y="13.768cm">
              <draw:image xlink:href="Pictures/1000140D000013F40000176E700D3F4A4C80EFBF.svg" xlink:type="simple" xlink:show="embed" xlink:actuate="onLoad" loext:mime-type="image/svg+xml">
                <text:p text:style-name="P1"><text:span text:style-name="T1">A</text:span></text:p>
              </draw:image>
              <draw:image xlink:href="Pictures/10000201000000C1000000E3F6CC805F852F35F0.png" xlink:type="simple" xlink:show="embed" xlink:actuate="onLoad" loext:mime-type="image/png"/>
            </draw:frame>
            <draw:frame draw:style-name="gr1" draw:text-style-name="P1" draw:layer="layout" svg:width="3.059cm" svg:height="3.592cm" svg:x="12.401cm" svg:y="13.768cm">
              <draw:image xlink:href="Pictures/1000140D000013F40000176E700D3F4A4C80EFBF.svg" xlink:type="simple" xlink:show="embed" xlink:actuate="onLoad" loext:mime-type="image/svg+xml">
                <text:p text:style-name="P1"><text:span text:style-name="T1">A</text:span></text:p>
              </draw:image>
              <draw:image xlink:href="Pictures/10000201000000C1000000E3F6CC805F852F35F0.png" xlink:type="simple" xlink:show="embed" xlink:actuate="onLoad" loext:mime-type="image/png"/>
            </draw:frame>
            <draw:frame draw:style-name="gr4" draw:text-style-name="P6" draw:layer="layout" svg:width="4.191cm" svg:height="0.962cm" svg:x="13.973cm" svg:y="17.413cm">
              <draw:text-box>
                <text:p text:style-name="P2">Score: 0.23</text:p>
              </draw:text-box>
            </draw:frame>
            <draw:frame draw:style-name="gr3" draw:text-style-name="P5" draw:layer="layout" svg:width="7.239cm" svg:height="1.135cm" svg:x="12.449cm" svg:y="12.625cm">
              <draw:text-box>
                <text:p text:style-name="P4"><text:span text:style-name="T2">False Non-Match</text:span></text:p>
              </draw:text-box>
            </draw:frame>
          </draw:g>
        </draw:g>
        <draw:g>
          <draw:line draw:style-name="gr5" draw:text-style-name="P7" draw:layer="layout" svg:x1="4.21cm" svg:y1="10.086cm" svg:x2="17.291cm" svg:y2="10.086cm">
            <text:p/>
          </draw:line>
          <draw:line draw:style-name="gr6" draw:text-style-name="P7" draw:layer="layout" svg:x1="4.464cm" svg:y1="9.959cm" svg:x2="4.464cm" svg:y2="10.213cm">
            <text:p/>
          </draw:line>
          <draw:line draw:style-name="gr6" draw:text-style-name="P7" draw:layer="layout" svg:x1="16.464cm" svg:y1="9.959cm" svg:x2="16.464cm" svg:y2="10.213cm">
            <text:p/>
          </draw:line>
          <draw:line draw:style-name="gr6" draw:text-style-name="P7" draw:layer="layout" svg:x1="6.464cm" svg:y1="9.959cm" svg:x2="6.464cm" svg:y2="10.213cm">
            <text:p/>
          </draw:line>
          <draw:line draw:style-name="gr6" draw:text-style-name="P7" draw:layer="layout" svg:x1="8.464cm" svg:y1="9.959cm" svg:x2="8.464cm" svg:y2="10.213cm">
            <text:p/>
          </draw:line>
          <draw:line draw:style-name="gr7" draw:text-style-name="P8" draw:layer="layout" svg:x1="10.464cm" svg:y1="8.943cm" svg:x2="10.464cm" svg:y2="10.594cm">
            <text:p/>
          </draw:line>
          <draw:line draw:style-name="gr6" draw:text-style-name="P7" draw:layer="layout" svg:x1="12.464cm" svg:y1="9.959cm" svg:x2="12.464cm" svg:y2="10.213cm">
            <text:p/>
          </draw:line>
          <draw:line draw:style-name="gr6" draw:text-style-name="P7" draw:layer="layout" svg:x1="14.464cm" svg:y1="9.959cm" svg:x2="14.464cm" svg:y2="10.213cm">
            <text:p/>
          </draw:line>
          <draw:frame draw:style-name="gr8" draw:text-style-name="P10" draw:layer="layout" svg:width="4.064cm" svg:height="0.889cm" svg:x="8.401cm" svg:y="8.308cm">
            <draw:text-box>
              <text:p text:style-name="P9"><text:span text:style-name="T3">Threshold</text:span></text:p>
            </draw:text-box>
          </draw:frame>
          <draw:frame draw:style-name="gr9" draw:text-style-name="P12" draw:layer="layout" svg:width="1.524cm" svg:height="0.799cm" svg:x="5.703cm" svg:y="10.303cm">
            <draw:text-box>
              <text:p text:style-name="P11"><text:span text:style-name="T4">0.0</text:span></text:p>
            </draw:text-box>
          </draw:frame>
          <draw:frame draw:style-name="gr9" draw:text-style-name="P12" draw:layer="layout" svg:width="1.524cm" svg:height="0.799cm" svg:x="13.703cm" svg:y="10.304cm">
            <draw:text-box>
              <text:p text:style-name="P11"><text:span text:style-name="T4">1.0</text:span></text:p>
            </draw:text-box>
          </draw:frame>
        </draw:g>
        <draw:line draw:style-name="gr10" draw:text-style-name="P7" draw:layer="layout" svg:x1="5.826cm" svg:y1="7.477cm" svg:x2="6.969cm" svg:y2="9.89cm">
          <text:p/>
        </draw:line>
        <draw:line draw:style-name="gr10" draw:text-style-name="P7" draw:layer="layout" svg:x1="15.732cm" svg:y1="7.477cm" svg:x2="14.208cm" svg:y2="9.89cm">
          <text:p/>
        </draw:line>
        <draw:line draw:style-name="gr11" draw:text-style-name="P7" draw:layer="layout" svg:x1="15.478cm" svg:y1="12.43cm" svg:x2="7.985cm" svg:y2="10.525cm">
          <text:p/>
        </draw:line>
        <draw:line draw:style-name="gr12" draw:text-style-name="P7" draw:layer="layout" svg:x1="5.064cm" svg:y1="12.43cm" svg:x2="13.192cm" svg:y2="10.525cm">
          <text:p/>
        </draw:line>
        <draw:frame draw:style-name="gr8" draw:text-style-name="P14" draw:layer="layout" svg:width="2.667cm" svg:height="0.889cm" svg:x="16.621cm" svg:y="10.271cm">
          <draw:text-box>
            <text:p text:style-name="P13"><text:span text:style-name="T5">Scor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textarea-vertical-align="bottom" fo:padding-bottom="0.508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annick Dayer</meta:initial-creator>
    <meta:creation-date>2020-08-21T10:41:12.370340934</meta:creation-date>
    <dc:date>2020-08-21T11:21:07.400685240</dc:date>
    <dc:creator>Yannick Dayer</dc:creator>
    <meta:editing-duration>PT7M48S</meta:editing-duration>
    <meta:editing-cycles>2</meta:editing-cycles>
    <meta:generator>LibreOffice/6.4.5.2$Linux_X86_64 LibreOffice_project/40$Build-2</meta:generator>
    <meta:document-statistic meta:object-count="39"/>
  </office:meta>
</office:document-meta>
</file>